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87mm" svg:height="90.05mm" svg:x="122.73mm" svg:y="35.06mm">
            <loext:p draw:notify-on-update-of-ranges="Sheet1.A1:Sheet1.B2 Sheet1.A3:Sheet1.B8 Sheet1.C1:Sheet1.C2 Sheet1.C3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GE GROUP</text:p>
          </table:table-cell>
          <table:table-cell/>
          <table:table-cell office:value-type="string" calcext:value-type="string">
            <text:p>AVERAGE SALAR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ants</text:p>
          </table:table-cell>
          <table:table-cell/>
          <table:table-cell office:value-type="float" office:value="1632.24" calcext:value-type="float">
            <text:p>1632.24</text:p>
          </table:table-cell>
        </table:table-row>
        <table:table-row table:style-name="ro1">
          <table:table-cell office:value-type="string" calcext:value-type="string">
            <text:p>Teenegers</text:p>
          </table:table-cell>
          <table:table-cell/>
          <table:table-cell office:value-type="float" office:value="1758.88" calcext:value-type="float">
            <text:p>1758.88</text:p>
          </table:table-cell>
        </table:table-row>
        <table:table-row table:style-name="ro1">
          <table:table-cell office:value-type="string" calcext:value-type="string">
            <text:p>Adults</text:p>
          </table:table-cell>
          <table:table-cell/>
          <table:table-cell office:value-type="float" office:value="1828.85" calcext:value-type="float">
            <text:p>1828.85</text:p>
          </table:table-cell>
        </table:table-row>
        <table:table-row table:style-name="ro1">
          <table:table-cell office:value-type="string" calcext:value-type="string">
            <text:p>Middle Aged</text:p>
          </table:table-cell>
          <table:table-cell/>
          <table:table-cell office:value-type="float" office:value="1671.95" calcext:value-type="float">
            <text:p>1671.95</text:p>
          </table:table-cell>
        </table:table-row>
        <table:table-row table:style-name="ro1">
          <table:table-cell office:value-type="string" calcext:value-type="string">
            <text:p>Seniors</text:p>
          </table:table-cell>
          <table:table-cell/>
          <table:table-cell office:value-type="float" office:value="1662.54" calcext:value-type="float">
            <text:p>1662.54</text:p>
          </table:table-cell>
        </table:table-row>
        <table:table-row table:style-name="ro1">
          <table:table-cell office:value-type="string" calcext:value-type="string">
            <text:p>Elderly</text:p>
          </table:table-cell>
          <table:table-cell/>
          <table:table-cell office:value-type="float" office:value="1822.13" calcext:value-type="float">
            <text:p>1822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01:48:49.806590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1:29:49.334605854</meta:creation-date>
    <meta:generator>LibreOffice/5.1.4.2$Linux_x86 LibreOffice_project/10m0$Build-2</meta:generator>
    <dc:date>2017-02-23T01:50:12.353078321</dc:date>
    <meta:editing-duration>PT7M53S</meta:editing-duration>
    <meta:editing-cycles>3</meta:editing-cycles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circle" chart:style-name="ch1">
        <chart:legend chart:legend-position="end" svg:x="13.353cm" svg:y="2.959cm" style:legend-expansion="high" chart:style-name="ch2"/>
        <chart:plot-area chart:style-name="ch3" table:cell-range-address="Sheet1.A1:Sheet1.C8" chart:data-source-has-labels="both" svg:x="0.319cm" svg:y="0.18cm" svg:width="12.716cm" svg:height="8.646cm">
          <chartooo:coordinate-region svg:x="2.354cm" svg:y="0.181cm" svg:width="8.645cm" svg:height="8.645cm"/>
          <chart:axis chart:dimension="x" chart:name="primary-x" chart:style-name="ch4" chartooo:axis-type="auto">
            <chartooo:date-scale/>
            <chart:categories table:cell-range-address="Sheet1.A3:Sheet1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8" chart:label-cell-address="Sheet1.C1:Sheet1.C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ALARY</text:p>
                <text:list>
                  <text:list-item>
                    <text:p>AVERAGE SALARY</text:p>
                  </text:list-item>
                  <text:list-item>
                    <text:p/>
                  </text:list-item>
                </text:list>
                <draw:g>
                  <svg:desc>Sheet1.C1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fants</text:p>
                <text:list>
                  <text:list-item>
                    <text:p>Infants</text:p>
                  </text:list-item>
                  <text:list-item>
                    <text:p/>
                  </text:list-item>
                </text:list>
                <draw:g>
                  <svg:desc>Sheet1.A3:Sheet1.B8</svg:desc>
                </draw:g>
              </table:table-cell>
              <table:table-cell office:value-type="float" office:value="1632.24">
                <text:p>1632.24</text:p>
                <draw:g>
                  <svg:desc>Sheet1.C3:Sheet1.C8</svg:desc>
                </draw:g>
              </table:table-cell>
            </table:table-row>
            <table:table-row>
              <table:table-cell office:value-type="string">
                <text:p>Teenegers</text:p>
                <text:list>
                  <text:list-item>
                    <text:p>Teeneger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758.88">
                <text:p>1758.88</text:p>
              </table:table-cell>
            </table:table-row>
            <table:table-row>
              <table:table-cell office:value-type="string">
                <text:p>Adults</text:p>
                <text:list>
                  <text:list-item>
                    <text:p>Adult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828.85">
                <text:p>1828.85</text:p>
              </table:table-cell>
            </table:table-row>
            <table:table-row>
              <table:table-cell office:value-type="string">
                <text:p>Middle Aged</text:p>
                <text:list>
                  <text:list-item>
                    <text:p>Middle Age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671.95">
                <text:p>1671.95</text:p>
              </table:table-cell>
            </table:table-row>
            <table:table-row>
              <table:table-cell office:value-type="string">
                <text:p>Seniors</text:p>
                <text:list>
                  <text:list-item>
                    <text:p>Senior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662.54">
                <text:p>1662.54</text:p>
              </table:table-cell>
            </table:table-row>
            <table:table-row>
              <table:table-cell office:value-type="string">
                <text:p>Elderly</text:p>
                <text:list>
                  <text:list-item>
                    <text:p>Elderl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822.13">
                <text:p>1822.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